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#'-Zeichen eingebettet befindet sich das Bookmark des Kommandos:</text:p>
      <text:p text:style-name="Standard">WM(CMD 'insertFrag' FRAG_ID 'test_a'): #<text:bookmark text:name="WM(CMD 'insertFrag' FRAG_ID 'test_a')"/>#</text:p>
      <text:p text:style-name="Standard">WM(CMD 'insertFrag' FRAG_ID 'test_b'): #<text:bookmark text:name="WM(CMD 'insertFrag' FRAG_ID 'test_b')"/>#</text:p>
      <text:p text:style-name="Standard">WM(CMD 'insertFrag' FRAG_ID 'test_b')1: #<text:bookmark text:name="WM(CMD 'insertFrag' FRAG_ID 'test_b')1"/>#</text:p>
      <text:p text:style-name="Standard">WM(CMD 'insertFrag' FRAG_ID 'test_c'): #<text:bookmark text:name="WM(CMD 'insertFrag' FRAG_ID 'test_c')"/>#</text:p>
      <text:p text:style-name="Standard">WM(CMD 'insertFrag' FRAG_ID 'test_d'): #<text:bookmark text:name="WM(CMD 'insertFrag' FRAG_ID 'test_d')"/>#</text:p>
      <text:p text:style-name="Standard">WM(CMD 'insertValue' DB_SPALTE 'Anrede'): #<text:bookmark text:name="WM(CMD 'insertValue' DB_SPALTE 'Anrede')"/>#</text:p>
      <text:p text:style-name="Text_20_body">WM(CMD 'MichGibtsNicht'): #<text:bookmark text:name="WM(CMD 'michGibtsNicht')"/>#</text:p>
      <text:p text:style-name="Text_20_body">WM(Das ist ein Syntaxfehler): #<text:bookmark text:name="WM(Das ist ein Syntaxfehler)"/>#</text:p>
      <text:p text:style-name="Text_20_body">NormalesBookmark13: #<text:bookmark text:name="NormalesBookmark13"/>#</text:p>
      <text:p text:style-name="Text_20_body">WM( %include 'externesWollMuxKommando_wm' ): #<text:bookmark text:name="WM( %include 'externesWollMuxKommando_wm' )"/>#</text:p>
      <text:p text:style-name="Text_20_body">WM( %include 'gibtsNicht_wm' ): #<text:bookmark text:name="WM( %include 'gibtsNicht_wm' )"/>#</text:p>
      <text:p text:style-name="Text_20_body"><text:s text:c="3"/>WM <text:s text:c="2"/>(CMD 'insertValue' DB_SPALTE 'Name') 65: #<text:bookmark text:name="  WM  (CMD 'insertValue' DB_SPALTE 'Name') 65"/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Christoph Lutz</dc:creator>
    <dc:date>2005-10-18T12:21:02</dc:date>
    <dc:language>de-DE</dc:language>
    <meta:editing-cycles>6</meta:editing-cycles>
    <meta:editing-duration>PT1H23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245" meta:character-count="1816"/>
  </office:meta>
</office:document-meta>
</file>